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ParágrafodaLista" style:list-style-name="LFO14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" style:parent-style-name="ParágrafodaLista" style:list-style-name="LFO14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ParágrafodaLista" style:list-style-name="LFO14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ParágrafodaLista" style:list-style-name="LFO12" style:family="paragraph"/>
    <style:style style:name="T9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" style:parent-style-name="ParágrafodaLista" style:list-style-name="LFO12" style:family="paragraph"/>
    <style:style style:name="T11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2" style:parent-style-name="ParágrafodaLista" style:list-style-name="LFO12" style:family="paragraph"/>
    <style:style style:name="T13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ágrafodaLista" style:list-style-name="LFO9" style:family="paragraph"/>
    <style:style style:name="T16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" style:parent-style-name="ParágrafodaLista" style:list-style-name="LFO9" style:family="paragraph"/>
    <style:style style:name="T18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ParágrafodaLista" style:list-style-name="LFO7" style:family="paragraph"/>
    <style:style style:name="T21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2" style:parent-style-name="ParágrafodaLista" style:list-style-name="LFO7" style:family="paragraph"/>
    <style:style style:name="T23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ParágrafodaLista" style:list-style-name="LFO5" style:family="paragraph"/>
    <style:style style:name="T26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7" style:parent-style-name="ParágrafodaLista" style:list-style-name="LFO5" style:family="paragraph"/>
    <style:style style:name="T28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ParágrafodaLista" style:list-style-name="LFO5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1" style:parent-style-name="ParágrafodaLista" style:list-style-name="LFO5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ParágrafodaLista" style:list-style-name="LFO3" style:family="paragraph"/>
    <style:style style:name="T34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6" style:parent-style-name="ParágrafodaLista" style:list-style-name="LFO3" style:family="paragraph"/>
    <style:style style:name="T37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ParágrafodaLista" style:list-style-name="LFO1" style:family="paragraph"/>
    <style:style style:name="T40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42" style:parent-style-name="ParágrafodaLista" style:list-style-name="LFO1" style:family="paragraph"/>
    <style:style style:name="T43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" style:parent-style-name="ParágrafodaLista" style:list-style-name="LFO1" style:family="paragraph"/>
    <style:style style:name="T45" style:parent-style-name="Fonteparág.padrã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" style:parent-style-name="ParágrafodaLista" style:list-style-name="LFO1" style:family="paragraph"/>
  </office:automatic-styles>
  <office:body>
    <office:text text:use-soft-page-breaks="true">
      <text:p text:style-name="P1">Checklist de Pontuação</text:p>
      <text:p text:style-name="P2"/>
      <text:p text:style-name="P3">Funcionalidade</text:p>
      <text:list text:style-name="LFO14" text:continue-numbering="true">
        <text:list-item>
          <text:p text:style-name="P4">CRUD completo;</text:p>
        </text:list-item>
        <text:list-item>
          <text:p text:style-name="P5">Sistema coeso com os requisitos;</text:p>
        </text:list-item>
        <text:list-item>
          <text:p text:style-name="P6">Ausência de bugs críticos.</text:p>
        </text:list-item>
      </text:list>
      <text:p text:style-name="P7">Qualidade</text:p>
      <text:list text:style-name="LFO12" text:continue-numbering="true">
        <text:list-item>
          <text:p text:style-name="P8"><text:span text:style-name="T9">Organização do código:</text:span><text:s/>Indentação, modularização;</text:p>
        </text:list-item>
        <text:list-item>
          <text:p text:style-name="P10"><text:span text:style-name="T11">Comentários:<text:s/></text:span>documentação clara;</text:p>
        </text:list-item>
        <text:list-item>
          <text:p text:style-name="P12"><text:span text:style-name="T13">Boas práticas:<text:s/></text:span>DRY (Don’t repeat yourself), variáveis claras, código legível.</text:p>
        </text:list-item>
      </text:list>
      <text:p text:style-name="P14">Usabilidade</text:p>
      <text:list text:style-name="LFO9" text:continue-numbering="true">
        <text:list-item>
          <text:p text:style-name="P15"><text:span text:style-name="T16"><text:s/>UI/UX:<text:s/></text:span>Interface intuitiva, lógica aparente e clara;</text:p>
        </text:list-item>
        <text:list-item>
          <text:p text:style-name="P17"><text:span text:style-name="T18">Responsividade:<text:s/></text:span>adaptação do site para diferentes telas.</text:p>
        </text:list-item>
      </text:list>
      <text:p text:style-name="P19">Banco de dados</text:p>
      <text:list text:style-name="LFO7" text:continue-numbering="true">
        <text:list-item>
          <text:p text:style-name="P20"><text:span text:style-name="T21">MER/DER:<text:s/></text:span>escopo dos relacionamentos do banco de dados;</text:p>
        </text:list-item>
        <text:list-item>
          <text:p text:style-name="P22"><text:span text:style-name="T23">Consultas otimizadas:</text:span><text:s/>normalização de banco de dados, índices bem estabelecidos.</text:p>
        </text:list-item>
      </text:list>
      <text:p text:style-name="P24">Testes</text:p>
      <text:list text:style-name="LFO5" text:continue-numbering="true">
        <text:list-item>
          <text:p text:style-name="P25"><text:span text:style-name="T26">Testes funcionais:</text:span><text:s/>Entradas seguras com o propósito delas;</text:p>
        </text:list-item>
        <text:list-item>
          <text:p text:style-name="P27"><text:span text:style-name="T28">Try/Catch</text:span><text:span text:style-name="T29">:</text:span><text:s/>utilizar de caminhos alternativos de testes.;</text:p>
        </text:list-item>
        <text:list-item>
          <text:p text:style-name="P30">Cobertura de testes;</text:p>
        </text:list-item>
        <text:list-item>
          <text:p text:style-name="P31">Caso de testes.</text:p>
        </text:list-item>
      </text:list>
      <text:p text:style-name="P32">Segurança</text:p>
      <text:list text:style-name="LFO3" text:continue-numbering="true">
        <text:list-item>
          <text:p text:style-name="P33"><text:span text:style-name="T34">Autenticação com Hash:</text:span><text:span text:style-name="T35"><text:s/></text:span>senhas criptografadas no banco de dados;</text:p>
        </text:list-item>
        <text:list-item>
          <text:p text:style-name="P36"><text:span text:style-name="T37">Seções do usuário salvas no cache:</text:span><text:s/>para resetar o histórico quando sair (tokens).</text:p>
        </text:list-item>
      </text:list>
      <text:p text:style-name="P38">Acessibilidade</text:p>
      <text:list text:style-name="LFO1" text:continue-numbering="true">
        <text:list-item>
          <text:p text:style-name="P39"><text:span text:style-name="T40">Tamanho de fontes adequadas</text:span><text:span text:style-name="T41">;</text:span></text:p>
        </text:list-item>
        <text:list-item>
          <text:p text:style-name="P42"><text:span text:style-name="T43">Cores não camufláveis:</text:span><text:s/>evitar cores muito iguais;</text:p>
        </text:list-item>
        <text:list-item>
          <text:p text:style-name="P44"><text:span text:style-name="T45">Campos não ambíguos:</text:span><text:s/>ser direto com campos em seus objetivos.</text:p>
          <text:list text:continue-numbering="true">
            <text:list-item>
              <text:p text:style-name="P46">EX: campos ‘Nome’ para receber apenas o primeiro nome,<text:s/>nada mais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 Medina</meta:initial-creator>
    <dc:creator>Davi Medina</dc:creator>
    <meta:creation-date>2025-11-13T00:08:00Z</meta:creation-date>
    <dc:date>2025-11-13T00:08:00Z</dc:date>
    <meta:template xlink:href="Normal.dotm" xlink:type="simple"/>
    <meta:editing-cycles>1</meta:editing-cycles>
    <meta:editing-duration>PT0S</meta:editing-duration>
    <meta:document-statistic meta:page-count="1" meta:paragraph-count="2" meta:word-count="171" meta:character-count="1095" meta:row-count="7" meta:non-whitespace-character-count="926"/>
  </office:meta>
</office:document-meta>
</file>